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92e1" officeooo:paragraph-rsid="001e92e1"/>
    </style:style>
    <style:style style:name="P2" style:family="paragraph" style:parent-style-name="Standard" style:list-style-name="L2">
      <style:text-properties officeooo:rsid="001e92e1" officeooo:paragraph-rsid="001e92e1"/>
    </style:style>
    <style:style style:name="P3" style:family="paragraph" style:parent-style-name="Standard" style:list-style-name="L1">
      <style:text-properties officeooo:rsid="001ebdc7" officeooo:paragraph-rsid="001ebdc7"/>
    </style:style>
    <style:style style:name="P4" style:family="paragraph" style:parent-style-name="Standard">
      <style:paragraph-properties fo:text-align="justify" style:justify-single-word="false"/>
      <style:text-properties officeooo:rsid="001ebdc7" officeooo:paragraph-rsid="001ebdc7"/>
    </style:style>
    <style:style style:name="P5" style:family="paragraph" style:parent-style-name="Standard">
      <style:text-properties officeooo:rsid="001fd2c9" officeooo:paragraph-rsid="001fd2c9"/>
    </style:style>
    <style:style style:name="P6" style:family="paragraph" style:parent-style-name="Standard" style:list-style-name="L3">
      <style:text-properties officeooo:rsid="001fd2c9" officeooo:paragraph-rsid="001fd2c9"/>
    </style:style>
    <style:style style:name="P7" style:family="paragraph" style:parent-style-name="Standard">
      <style:text-properties officeooo:rsid="0022ac91" officeooo:paragraph-rsid="0022ac91"/>
    </style:style>
    <style:style style:name="P8" style:family="paragraph" style:parent-style-name="Standard">
      <style:paragraph-properties fo:text-align="justify" style:justify-single-word="false"/>
      <style:text-properties officeooo:rsid="0022ac91" officeooo:paragraph-rsid="0022ac91"/>
    </style:style>
    <style:style style:name="P9" style:family="paragraph" style:parent-style-name="Title">
      <style:paragraph-properties fo:text-align="center" style:justify-single-word="false"/>
    </style:style>
    <style:style style:name="T1" style:family="text">
      <style:text-properties officeooo:rsid="001fd2c9"/>
    </style:style>
    <style:style style:name="T2" style:family="text">
      <style:text-properties style:text-underline-style="none"/>
    </style:style>
    <style:style style:name="T3" style:family="text">
      <style:text-properties officeooo:rsid="00215c01"/>
    </style:style>
    <style:style style:name="T4" style:family="text">
      <style:text-properties officeooo:rsid="0022ac91"/>
    </style:style>
    <style:style style:name="T5" style:family="text">
      <style:text-properties officeooo:rsid="0023ab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uía de renderización de objetos en el canvas</text:p>
      <text:h text:style-name="Heading_20_3" text:outline-level="3">Introducción</text:h>
      <text:p text:style-name="P8">El RVL utiliza como canvas al proyecto denominado “labsis_canvas” (<text:a xlink:type="simple" xlink:href="https://github.com/LabSis/labsis_canvas" text:style-name="Internet_20_link" text:visited-style-name="Visited_20_Internet_20_Link">https://github.com/LabSis/labsis_canvas</text:a>). Cada objeto (dispositivo, figura, etc.) que se dibuja en el canvas se denomina ObjectCanvas. Existen al menos 3 métodos importantes para poder personalizar y crear nuevos objetos en el labsis_canvas. Estos son:</text:p>
      <text:list xml:id="list1878095277497789877" text:style-name="L2">
        <text:list-item>
          <text:p text:style-name="P2">move(s),</text:p>
        </text:list-item>
        <text:list-item>
          <text:p text:style-name="P2"><text:span text:style-name="T1">r</text:span>epaint(),</text:p>
        </text:list-item>
        <text:list-item>
          <text:p text:style-name="P2">draw(w, cr).</text:p>
        </text:list-item>
      </text:list>
      <text:h text:style-name="Heading_20_3" text:outline-level="3">Método move()</text:h>
      <text:p text:style-name="P4">El método move(s) se llama cuando se está moviendo el objeto, esto implica arrastrar el mouse desde la posición del objeto hasta otra posición. Este método puede no llamarse debido a los siguientes casos:</text:p>
      <text:list xml:id="list4279644497262535039" text:style-name="L1">
        <text:list-item>
          <text:p text:style-name="P3">La variable selectable está establecida en False.</text:p>
        </text:list-item>
        <text:list-item>
          <text:p text:style-name="P3">La variable movable está establecida en False.</text:p>
        </text:list-item>
        <text:list-item>
          <text:p text:style-name="P3">El método contains(x, y) devuelve siempre False por lo tanto nunca se podrá seleccionar.</text:p>
        </text:list-item>
      </text:list>
      <text:h text:style-name="Heading_20_3" text:outline-level="3">Método repaint()</text:h>
      <text:p text:style-name="P5">El método repaint() se llama cuando el objeto:</text:p>
      <text:list xml:id="list8046337821057314378" text:style-name="L3">
        <text:list-item>
          <text:p text:style-name="P6">Se selecciona,</text:p>
        </text:list-item>
        <text:list-item>
          <text:p text:style-name="P6"><text:span text:style-name="T4">O s</text:span>e quita la selección,</text:p>
        </text:list-item>
        <text:list-item>
          <text:p text:style-name="P6"><text:span text:style-name="T4">O s</text:span>e está moviendo (al final del <text:span text:style-name="T2">método</text:span> move()),</text:p>
        </text:list-item>
        <text:list-item>
          <text:p text:style-name="P6"><text:span text:style-name="T4">O s</text:span>e <text:span text:style-name="T4">está </text:span>escala<text:span text:style-name="T4">ndo,</text:span></text:p>
        </text:list-item>
        <text:list-item>
          <text:p text:style-name="P6"><text:span text:style-name="T4">O f</text:span>inaliza el movimiento.</text:p>
        </text:list-item>
      </text:list>
      <text:p text:style-name="P5">El objetivo principal de este método es llamar al método queue_draw_area<text:span text:style-name="T4">()</text:span> <text:span text:style-name="T3">del objeto canvas que cada ObjectCanvas tiene como atributo. Este método actualiza una porción del canvas, es decir, del objeto Gtk.DrawingArea. Luego de llamar a este método se ejecutarán los métodos draw() de cada objeto ObjectCanvas agregado al canvas.</text:span></text:p>
      <text:h text:style-name="Heading_20_3" text:outline-level="3">Método draw()</text:h>
      <text:p text:style-name="P1">El método draw<text:span text:style-name="T4">()</text:span> no se debe llamar directamente sino que se debe llamar a queue_draw_area<text:span text:style-name="T4">(), como se menciona en la sección anterior.</text:span></text:p>
      <text:p text:style-name="P7">Es muy útil redefinir este <text:span text:style-name="T5">método</text:span> al momento de crear un ObjectCanvas personalizado, <text:span text:style-name="T5">ya que permite dibujar al objeto</text:span>.</text:p>
      <text:h text:style-name="Heading_20_3" text:outline-level="3">Tamaño a repintar</text:h>
      <text:p text:style-name="P1">El tamaño a repintar por repaint<text:span text:style-name="T5">()</text:span> es fundamental <text:span text:style-name="T5">que sea bien calculado </text:span>para evitar <text:span text:style-name="T5">cualquiera </text:span>remanente en el canvas <text:span text:style-name="T5">y/o una mala perfomance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00:52:13.075971905</meta:creation-date>
    <dc:date>2018-04-04T02:34:06.958245316</dc:date>
    <meta:editing-duration>PT9M4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283" meta:character-count="1767" meta:non-whitespace-character-count="1519"/>
  </office:meta>
</office:document-meta>
</file>